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A000002D41CFF4494.png" manifest:media-type="image/png"/>
  <manifest:file-entry manifest:full-path="Pictures/1000020100000496000003E8FF46FD71.png" manifest:media-type="image/png"/>
  <manifest:file-entry manifest:full-path="Pictures/1000020100000496000003E88595356E.png" manifest:media-type="image/png"/>
  <manifest:file-entry manifest:full-path="Pictures/1000020100000496000003E8AC44871A.png" manifest:media-type="image/png"/>
  <manifest:file-entry manifest:full-path="Pictures/1000020100000515000002E8832E8954.png" manifest:media-type="image/png"/>
  <manifest:file-entry manifest:full-path="Pictures/1000020100000515000002E8F657CEE6.png" manifest:media-type="image/png"/>
  <manifest:file-entry manifest:full-path="Pictures/1000020100000496000003E8F1FB261E.png" manifest:media-type="image/png"/>
  <manifest:file-entry manifest:full-path="Pictures/1000020100000496000003E8AD3F6B35.png" manifest:media-type="image/png"/>
  <manifest:file-entry manifest:full-path="Pictures/100002010000038E000003E8FB5885E9.png" manifest:media-type="image/png"/>
  <manifest:file-entry manifest:full-path="Pictures/100002010000024E0000018926A2C401.png" manifest:media-type="image/png"/>
  <manifest:file-entry manifest:full-path="Pictures/1000020100000496000003E8793BFD95.png" manifest:media-type="image/png"/>
  <manifest:file-entry manifest:full-path="Pictures/100002010000024E00000189E8842528.png" manifest:media-type="image/png"/>
  <manifest:file-entry manifest:full-path="Pictures/1000020100000496000003E8160BAB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fill-color="#ffffff" fo:min-height="16.255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fo:min-height="3.50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style:font-size-asian="20pt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Kin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160BAB3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Kinect V1 と V2の比較</text:p>
          </draw:text-box>
        </draw:frame>
        <draw:frame draw:style-name="gr2" draw:text-style-name="P2" draw:layer="layout" svg:width="5.458cm" svg:height="3.182cm" svg:x="9cm" svg:y="16.8cm">
          <draw:image xlink:href="Pictures/100002010000024E00000189E8842528.png" xlink:type="simple" xlink:show="embed" xlink:actuate="onLoad">
            <text:p/>
          </draw:image>
        </draw:frame>
        <draw:frame draw:style-name="gr2" draw:text-style-name="P2" draw:layer="layout" svg:width="4.858cm" svg:height="3.236cm" svg:x="15.2cm" svg:y="16.764cm">
          <draw:image xlink:href="Pictures/100002010000024E0000018926A2C4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ライブラリ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penNI</text:p>
              </text:list-item>
              <text:list-item>
                <text:p>freen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19.109cm" svg:height="20.999cm" svg:x="4.592cm" svg:y="0.084cm">
          <draw:image xlink:href="Pictures/100002010000038E000003E8FB5885E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インストール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0.084cm">
          <draw:image xlink:href="Pictures/1000020100000496000003E8F1FB261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freenectの導入方法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AC44871A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41cm">
          <draw:image xlink:href="Pictures/1000020100000496000003E88595356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OpenNI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4cm" svg:y="0cm">
          <draw:image xlink:href="Pictures/1000020100000496000003E8793BFD9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JSK’ｓ Kinect v2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128cm">
          <draw:image xlink:href="Pictures/1000020100000496000003E8AD3F6B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653cm" svg:height="20.999cm" svg:x="1.82cm" svg:y="-0.128cm">
          <draw:image xlink:href="Pictures/1000020100000496000003E8FF46FD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3" draw:text-style-name="P2" draw:layer="layout" svg:width="27.78cm" svg:height="19.155cm" svg:x="0.157cm" svg:y="0.928cm">
          <draw:image xlink:href="Pictures/100002010000041A000002D41CFF44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011cm" svg:x="0.047cm" svg:y="2.5cm">
          <draw:image xlink:href="Pictures/1000020100000515000002E8F657CEE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6.011cm" svg:x="0.047cm" svg:y="2.5cm">
          <draw:image xlink:href="Pictures/1000020100000515000002E8832E89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22:19:54.750566551</meta:creation-date>
    <dc:date>2016-08-08T23:03:47.538412725</dc:date>
    <meta:editing-duration>PT5M28S</meta:editing-duration>
    <meta:editing-cycles>4</meta:editing-cycles>
    <meta:generator>LibreOffice/4.2.8.2$Linux_X86_64 LibreOffice_project/420m0$Build-2</meta:generator>
    <meta:document-statistic meta:object-count="85"/>
  </office:meta>
</office:document-meta>
</file>